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0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121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 style:data-style-name="N121"/>
    <style:style style:name="ce4" style:family="table-cell" style:parent-style-name="Default" style:data-style-name="N121">
      <style:table-cell-properties fo:background-color="#000000"/>
      <style:text-properties fo:font-weight="bold" style:font-weight-asian="bold" style:font-weight-complex="bold"/>
    </style:style>
    <style:style style:name="ce5" style:family="table-cell" style:parent-style-name="Default" style:data-style-name="N129">
      <style:table-cell-properties fo:border-bottom="0.06pt solid #000000" fo:border-left="none" fo:border-right="none" fo:border-top="0.06pt solid #000000"/>
    </style:style>
    <style:style style:name="ce6" style:family="table-cell" style:parent-style-name="Default" style:data-style-name="N129"/>
    <style:style style:name="ce7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1"/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Activity</text:p>
          </table:table-cell>
          <table:table-cell table:style-name="ce1" office:value-type="string" calcext:value-type="string">
            <text:p>Progress</text:p>
          </table:table-cell>
          <table:table-cell table:number-columns-repeated="4"/>
          <table:table-cell table:style-name="ce10" office:value-type="string" calcext:value-type="string">
            <text:p>Exercises left:</text:p>
          </table:table-cell>
          <table:table-cell table:number-columns-repeated="8"/>
          <table:table-cell table:style-name="ce12" office:value-type="string" calcext:value-type="string">
            <text:p>The repeat stack:</text:p>
          </table:table-cell>
          <table:table-cell table:number-columns-repeated="4"/>
          <table:table-cell table:style-name="ce12" office:value-type="string" calcext:value-type="string">
            <text:p>The challenge stack/research problems:</text:p>
          </table:table-cell>
        </table:table-row>
        <table:table-row table:style-name="ro1">
          <table:table-cell table:style-name="ce2" table:formula="of:=SUM([.A3:.A52])" office:value-type="date" office:date-value="7090-06-21" calcext:value-type="date">
            <text:p>21/06/90</text:p>
          </table:table-cell>
          <table:table-cell table:style-name="ce5" table:formula="of:=SUM([.B3:.B361])" office:value-type="float" office:value="109.5" calcext:value-type="float">
            <text:p>109.5</text:p>
          </table:table-cell>
          <table:table-cell table:style-name="ce8" table:formula="of:=SUM([.C3:.C22])" office:value-type="float" office:value="0" calcext:value-type="float">
            <text:p>0</text:p>
          </table:table-cell>
          <table:table-cell table:style-name="ce9" table:formula="of:=SUM([.D3:.D33]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2.93 to 2.97 (do these after chapter 3)</text:p>
          </table:table-cell>
          <table:table-cell table:number-columns-repeated="7"/>
          <table:table-cell office:value-type="float" office:value="1.14" calcext:value-type="float">
            <text:p>1.14</text:p>
          </table:table-cell>
          <table:table-cell office:value-type="float" office:value="2.6" calcext:value-type="float">
            <text:p>2.6</text:p>
          </table:table-cell>
          <table:table-cell table:style-name="ce13" office:value-type="float" office:value="3.1" calcext:value-type="float">
            <text:p>3.10</text:p>
          </table:table-cell>
          <table:table-cell table:number-columns-repeated="3"/>
          <table:table-cell office:value-type="string" calcext:value-type="string">
            <text:p>Iterative count-change challenge (from chapter one)</text:p>
          </table:table-cell>
        </table:table-row>
        <table:table-row table:style-name="ro1">
          <table:table-cell table:number-columns-repeated="16"/>
          <table:table-cell office:value-type="float" office:value="1.15" calcext:value-type="float">
            <text:p>1.15</text:p>
          </table:table-cell>
          <table:table-cell office:value-type="float" office:value="2.9" calcext:value-type="float">
            <text:p>2.9</text:p>
          </table:table-cell>
          <table:table-cell office:value-type="float" office:value="3.11" calcext:value-type="float">
            <text:p>3.11</text:p>
          </table:table-cell>
          <table:table-cell table:number-columns-repeated="3"/>
          <table:table-cell office:value-type="float" office:value="2.16" calcext:value-type="float">
            <text:p>2.16</text:p>
          </table:table-cell>
        </table:table-row>
        <table:table-row table:style-name="ro1">
          <table:table-cell table:number-columns-repeated="16"/>
          <table:table-cell office:value-type="float" office:value="1.19" calcext:value-type="float">
            <text:p>1.19</text:p>
          </table:table-cell>
          <table:table-cell table:style-name="ce13" office:value-type="float" office:value="2.24" calcext:value-type="float">
            <text:p>2.24</text:p>
          </table:table-cell>
          <table:table-cell office:value-type="float" office:value="3.26" calcext:value-type="float">
            <text:p>3.26</text:p>
          </table:table-cell>
          <table:table-cell table:number-columns-repeated="3"/>
          <table:table-cell office:value-type="float" office:value="2.92" calcext:value-type="float">
            <text:p>2.92</text:p>
          </table:table-cell>
        </table:table-row>
        <table:table-row table:style-name="ro1">
          <table:table-cell table:style-name="Default"/>
          <table:table-cell table:number-columns-repeated="15"/>
          <table:table-cell office:value-type="float" office:value="1.46" calcext:value-type="float">
            <text:p>1.46</text:p>
          </table:table-cell>
          <table:table-cell office:value-type="float" office:value="2.29" calcext:value-type="float">
            <text:p>2.29</text:p>
          </table:table-cell>
          <table:table-cell office:value-type="float" office:value="3.34" calcext:value-type="float">
            <text:p>3.34</text:p>
          </table:table-cell>
          <table:table-cell table:number-columns-repeated="3"/>
          <table:table-cell office:value-type="float" office:value="3.19" calcext:value-type="float">
            <text:p>3.19</text:p>
          </table:table-cell>
        </table:table-row>
        <table:table-row table:style-name="ro1">
          <table:table-cell table:style-name="Default"/>
          <table:table-cell table:number-columns-repeated="16"/>
          <table:table-cell office:value-type="float" office:value="2.32" calcext:value-type="float">
            <text:p>2.32</text:p>
          </table:table-cell>
          <table:table-cell office:value-type="float" office:value="3.36" calcext:value-type="float">
            <text:p>3.36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6"/>
          <table:table-cell office:value-type="float" office:value="2.41" calcext:value-type="float">
            <text:p>2.41</text:p>
          </table:table-cell>
          <table:table-cell office:value-type="float" office:value="3.39" calcext:value-type="float">
            <text:p>3.39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6"/>
          <table:table-cell office:value-type="float" office:value="2.53" calcext:value-type="float">
            <text:p>2.53</text:p>
          </table:table-cell>
          <table:table-cell office:value-type="float" office:value="3.49" calcext:value-type="float">
            <text:p>3.49</text:p>
          </table:table-cell>
          <table:table-cell table:number-columns-repeated="4"/>
        </table:table-row>
        <table:table-row table:style-name="ro1">
          <table:table-cell office:value-type="date" office:date-value="2018-01-28" calcext:value-type="date">
            <text:p>28/01/18</text:p>
          </table:table-cell>
          <table:table-cell table:formula="of:=SUM(9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71, 3.72, 3.73, 3.74, F. 3.75, E. 3.76</text:p>
          </table:table-cell>
          <table:table-cell table:number-columns-repeated="13"/>
          <table:table-cell office:value-type="float" office:value="2.57" calcext:value-type="float">
            <text:p>2.57</text:p>
          </table:table-cell>
          <table:table-cell office:value-type="float" office:value="3.52" calcext:value-type="float">
            <text:p>3.52</text:p>
          </table:table-cell>
          <table:table-cell table:number-columns-repeated="4"/>
        </table:table-row>
        <table:table-row table:style-name="ro1">
          <table:table-cell office:value-type="date" office:date-value="2018-01-27" calcext:value-type="date">
            <text:p>27/01/18</text:p>
          </table:table-cell>
          <table:table-cell table:style-name="ce6" table:formula="of:=SUM(70/60 + 45/60 + 90/60)" office:value-type="float" office:value="3.41666666666667" calcext:value-type="float">
            <text:p>3.4</text:p>
          </table:table-cell>
          <table:table-cell office:value-type="string" calcext:value-type="string">
            <text:p>W + E</text:p>
          </table:table-cell>
          <table:table-cell office:value-type="string" calcext:value-type="string">
            <text:p>Lecture 6B, 3.63, 3.64, 3.65, 3.66, F. 3.67, E. 3.68, 3.69, 3.70</text:p>
          </table:table-cell>
          <table:table-cell table:number-columns-repeated="13"/>
          <table:table-cell office:value-type="float" office:value="2.63" calcext:value-type="float">
            <text:p>2.63</text:p>
          </table:table-cell>
          <table:table-cell office:value-type="float" office:value="3.67" calcext:value-type="float">
            <text:p>3.67</text:p>
          </table:table-cell>
          <table:table-cell table:number-columns-repeated="4"/>
        </table:table-row>
        <table:table-row table:style-name="ro1">
          <table:table-cell office:value-type="date" office:date-value="2018-01-24" calcext:value-type="date">
            <text:p>24/01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60, 3.61, 3.62</text:p>
          </table:table-cell>
          <table:table-cell table:number-columns-repeated="13"/>
          <table:table-cell office:value-type="float" office:value="2.73" calcext:value-type="float">
            <text:p>2.73</text:p>
          </table:table-cell>
          <table:table-cell office:value-type="float" office:value="3.69" calcext:value-type="float">
            <text:p>3.69</text:p>
          </table:table-cell>
          <table:table-cell table:number-columns-repeated="4"/>
        </table:table-row>
        <table:table-row table:style-name="ro1">
          <table:table-cell office:value-type="date" office:date-value="2018-01-23" calcext:value-type="date">
            <text:p>23/01/18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59</text:p>
          </table:table-cell>
          <table:table-cell table:number-columns-repeated="13"/>
          <table:table-cell office:value-type="float" office:value="2.76" calcext:value-type="float">
            <text:p>2.76</text:p>
          </table:table-cell>
          <table:table-cell office:value-type="float" office:value="3.75" calcext:value-type="float">
            <text:p>3.75</text:p>
          </table:table-cell>
          <table:table-cell table:number-columns-repeated="4"/>
        </table:table-row>
        <table:table-row table:style-name="ro1">
          <table:table-cell office:value-type="date" office:date-value="2018-01-21" calcext:value-type="date">
            <text:p>21/01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53, 3.54, 3.55, 3.56, 3.57, 3.58</text:p>
          </table:table-cell>
          <table:table-cell table:number-columns-repeated="19"/>
        </table:table-row>
        <table:table-row table:style-name="ro1">
          <table:table-cell office:value-type="date" office:date-value="2018-01-20" calcext:value-type="date">
            <text:p>20/01/18</text:p>
          </table:table-cell>
          <table:table-cell table:style-name="ce6" table:formula="of:=SUM(70/60 + 70/60 + 60/60)" office:value-type="float" office:value="3.33333333333333" calcext:value-type="float">
            <text:p>3.3</text:p>
          </table:table-cell>
          <table:table-cell office:value-type="string" calcext:value-type="string">
            <text:p>W + E</text:p>
          </table:table-cell>
          <table:table-cell office:value-type="string" calcext:value-type="string">
            <text:p>Lecture 5B, Lecture 6A, E. 3.50, 3.51, F. 3.52</text:p>
          </table:table-cell>
          <table:table-cell table:number-columns-repeated="19"/>
        </table:table-row>
        <table:table-row table:style-name="ro1">
          <table:table-cell office:value-type="date" office:date-value="2018-01-19" calcext:value-type="date">
            <text:p>19/01/18</text:p>
          </table:table-cell>
          <table:table-cell table:style-name="ce6" table:formula="of:=SUM(85/60)" office:value-type="float" office:value="1.41666666666667" calcext:value-type="float">
            <text:p>1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47, 3.48, 3.49</text:p>
          </table:table-cell>
          <table:table-cell table:number-columns-repeated="19"/>
        </table:table-row>
        <table:table-row table:style-name="ro1">
          <table:table-cell office:value-type="date" office:date-value="2018-01-17" calcext:value-type="date">
            <text:p>17/01/18</text:p>
          </table:table-cell>
          <table:table-cell table:style-name="ce6" table:formula="of:=SUM(85/60)" office:value-type="float" office:value="1.41666666666667" calcext:value-type="float">
            <text:p>1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43, 3.44, 3.45, 3.46,</text:p>
          </table:table-cell>
          <table:table-cell table:number-columns-repeated="19"/>
        </table:table-row>
        <table:table-row table:style-name="ro1">
          <table:table-cell office:value-type="date" office:date-value="2018-01-16" calcext:value-type="date">
            <text:p>16/01/18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3.39, E. 3.40, 3.41, 3.42</text:p>
          </table:table-cell>
          <table:table-cell table:number-columns-repeated="19"/>
        </table:table-row>
        <table:table-row table:style-name="ro1">
          <table:table-cell office:value-type="date" office:date-value="2018-01-15" calcext:value-type="date">
            <text:p>15/01/18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3.36, E. 3.37, 3.38</text:p>
          </table:table-cell>
          <table:table-cell table:number-columns-repeated="19"/>
        </table:table-row>
        <table:table-row table:style-name="ro1">
          <table:table-cell office:value-type="date" office:date-value="2018-01-14" calcext:value-type="date">
            <text:p>14/01/18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33, F. 3.34, E. 3.35</text:p>
          </table:table-cell>
          <table:table-cell table:number-columns-repeated="19"/>
        </table:table-row>
        <table:table-row table:style-name="ro1">
          <table:table-cell office:value-type="date" office:date-value="2018-01-12" calcext:value-type="date">
            <text:p>12/01/18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31, 3.32</text:p>
          </table:table-cell>
          <table:table-cell table:number-columns-repeated="19"/>
        </table:table-row>
        <table:table-row table:style-name="ro1">
          <table:table-cell office:value-type="date" office:date-value="2018-01-11" calcext:value-type="date">
            <text:p>11/01/18</text:p>
          </table:table-cell>
          <table:table-cell table:style-name="ce6" table:formula="of:=SUM(70/60 + 100/60)" office:value-type="float" office:value="2.83333333333333" calcext:value-type="float">
            <text:p>2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24, 3.25, 3.26, 3.27, 3.28, 3.29, 3.30</text:p>
          </table:table-cell>
          <table:table-cell table:number-columns-repeated="19"/>
        </table:table-row>
        <table:table-row table:style-name="ro1">
          <table:table-cell office:value-type="date" office:date-value="2018-01-10" calcext:value-type="date">
            <text:p>10/01/18</text:p>
          </table:table-cell>
          <table:table-cell table:style-name="ce6" table:formula="of:=SUM(30/60 + 80/60)" office:value-type="float" office:value="1.83333333333333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21, 3.22, 3.23</text:p>
          </table:table-cell>
          <table:table-cell table:number-columns-repeated="19"/>
        </table:table-row>
        <table:table-row table:style-name="ro1">
          <table:table-cell office:value-type="date" office:date-value="2018-01-09" calcext:value-type="date">
            <text:p>09/01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20,</text:p>
          </table:table-cell>
          <table:table-cell table:number-columns-repeated="19"/>
        </table:table-row>
        <table:table-row table:style-name="ro1">
          <table:table-cell office:value-type="date" office:date-value="2018-01-08" calcext:value-type="date">
            <text:p>08/01/18</text:p>
          </table:table-cell>
          <table:table-cell table:style-name="ce6" table:formula="of:=SUM(40/60 + 20/60 + 60/60)" office:value-type="float" office:value="2" calcext:value-type="float">
            <text:p>2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12, 3.13, 3.14, 3.15, 3.16, 3.17, 3.18</text:p>
          </table:table-cell>
          <table:table-cell table:number-columns-repeated="19"/>
        </table:table-row>
        <table:table-row table:style-name="ro1">
          <table:table-cell office:value-type="date" office:date-value="2018-01-07" calcext:value-type="date">
            <text:p>07/01/18</text:p>
          </table:table-cell>
          <table:table-cell table:style-name="ce6" table:formula="of:=SUM(25/60 + 15/60 + 55/60)" office:value-type="float" office:value="1.58333333333333" calcext:value-type="float">
            <text:p>1.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9, F. 3.10, E. 3.11</text:p>
          </table:table-cell>
          <table:table-cell table:number-columns-repeated="19"/>
        </table:table-row>
        <table:table-row table:style-name="ro1">
          <table:table-cell office:value-type="date" office:date-value="2018-01-06" calcext:value-type="date">
            <text:p>06/01/18</text:p>
          </table:table-cell>
          <table:table-cell table:style-name="ce6" table:formula="of:=SUM(70/60 + 75/60)" office:value-type="float" office:value="2.41666666666667" calcext:value-type="float">
            <text:p>2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1, 3.2, 3.3, 3.4, 3.5, 3.6, 3.7, 3.8</text:p>
          </table:table-cell>
          <table:table-cell table:number-columns-repeated="19"/>
        </table:table-row>
        <table:table-row table:style-name="ro1">
          <table:table-cell office:value-type="date" office:date-value="2018-01-05" calcext:value-type="date">
            <text:p>05/01/18</text:p>
          </table:table-cell>
          <table:table-cell table:style-name="ce6" table:formula="of:=SUM(15/60 + 35/60 + 40/60 + 75/60)" office:value-type="float" office:value="2.75" calcext:value-type="float">
            <text:p>2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9, 2.90, 2.91, lecture 5A</text:p>
          </table:table-cell>
          <table:table-cell table:number-columns-repeated="19"/>
        </table:table-row>
        <table:table-row table:style-name="ro1">
          <table:table-cell office:value-type="date" office:date-value="2017-12-29" calcext:value-type="date">
            <text:p>29/12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7, 2.88,</text:p>
          </table:table-cell>
          <table:table-cell table:number-columns-repeated="19"/>
        </table:table-row>
        <table:table-row table:style-name="ro1">
          <table:table-cell office:value-type="date" office:date-value="2017-12-28" calcext:value-type="date">
            <text:p>28/12/17</text:p>
          </table:table-cell>
          <table:table-cell table:style-name="ce6" table:formula="of:=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6, </text:p>
          </table:table-cell>
          <table:table-cell table:number-columns-repeated="19"/>
        </table:table-row>
        <table:table-row table:style-name="ro1">
          <table:table-cell office:value-type="date" office:date-value="2017-12-24" calcext:value-type="date">
            <text:p>24/12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4, 2.85</text:p>
          </table:table-cell>
          <table:table-cell table:number-columns-repeated="19"/>
        </table:table-row>
        <table:table-row table:style-name="ro1">
          <table:table-cell office:value-type="date" office:date-value="2017-12-23" calcext:value-type="date">
            <text:p>23/12/17</text:p>
          </table:table-cell>
          <table:table-cell table:style-name="ce6" table:formula="of:=SUM(15/60)" office:value-type="float" office:value="0.25" calcext:value-type="float">
            <text:p>0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3,</text:p>
          </table:table-cell>
          <table:table-cell table:number-columns-repeated="19"/>
        </table:table-row>
        <table:table-row table:style-name="ro1">
          <table:table-cell office:value-type="date" office:date-value="2017-12-22" calcext:value-type="date">
            <text:p>22/12/17</text:p>
          </table:table-cell>
          <table:table-cell table:style-name="ce6" table:formula="of:=SUM(75/60)" office:value-type="float" office:value="1.25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2,</text:p>
          </table:table-cell>
          <table:table-cell table:number-columns-repeated="19"/>
        </table:table-row>
        <table:table-row table:style-name="ro1">
          <table:table-cell office:value-type="date" office:date-value="2017-12-21" calcext:value-type="date">
            <text:p>21/12/17</text:p>
          </table:table-cell>
          <table:table-cell table:style-name="ce6" table:formula="of:=SUM(40/60 + 45/60 + 35/60 + 45/60)" office:value-type="float" office:value="2.75" calcext:value-type="float">
            <text:p>2.8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4B, E. 2.77, 2.78, 2.79, 2.80, 2.81</text:p>
          </table:table-cell>
          <table:table-cell table:number-columns-repeated="19"/>
        </table:table-row>
        <table:table-row table:style-name="ro1">
          <table:table-cell office:value-type="date" office:date-value="2017-12-19" calcext:value-type="date">
            <text:p>19/12/17</text:p>
          </table:table-cell>
          <table:table-cell table:style-name="ce6" table:formula="of:=SUM(30/60 + 6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75, E. 2.76, Lecture 4A</text:p>
          </table:table-cell>
          <table:table-cell table:number-columns-repeated="19"/>
        </table:table-row>
        <table:table-row table:style-name="ro1">
          <table:table-cell office:value-type="date" office:date-value="2017-12-14" calcext:value-type="date">
            <text:p>14/12/17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74,</text:p>
          </table:table-cell>
          <table:table-cell table:number-columns-repeated="19"/>
        </table:table-row>
        <table:table-row table:style-name="ro1">
          <table:table-cell office:value-type="date" office:date-value="2017-12-13" calcext:value-type="date">
            <text:p>13/12/17</text:p>
          </table:table-cell>
          <table:table-cell table:style-name="ce6" table:formula="of:=SUM(50/60 + 20/60)" office:value-type="float" office:value="1.16666666666667" calcext:value-type="float">
            <text:p>1.2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2.4, F. 2.73,</text:p>
          </table:table-cell>
          <table:table-cell table:number-columns-repeated="19"/>
        </table:table-row>
        <table:table-row table:style-name="ro1">
          <table:table-cell office:value-type="date" office:date-value="2017-12-04" calcext:value-type="date">
            <text:p>04/12/17</text:p>
          </table:table-cell>
          <table:table-cell table:formula="of:=SUM(30/60)" office:value-type="float" office:value="0.5" calcext:value-type="float">
            <text:p>0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71, 2.72</text:p>
          </table:table-cell>
          <table:table-cell table:number-columns-repeated="19"/>
        </table:table-row>
        <table:table-row table:style-name="ro1">
          <table:table-cell office:value-type="date" office:date-value="2017-11-26" calcext:value-type="date">
            <text:p>26/11/17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67, 2.68, 2.69, 2.70</text:p>
          </table:table-cell>
          <table:table-cell table:number-columns-repeated="19"/>
        </table:table-row>
        <table:table-row table:style-name="ro1">
          <table:table-cell office:value-type="date" office:date-value="2017-11-22" calcext:value-type="date">
            <text:p>22/11/17</text:p>
          </table:table-cell>
          <table:table-cell table:style-name="ce6" table:formula="of:=SUM(75/60)" office:value-type="float" office:value="1.25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63, E. 2.64, 2.65, 2.66</text:p>
          </table:table-cell>
          <table:table-cell table:number-columns-repeated="19"/>
        </table:table-row>
        <table:table-row table:style-name="ro1">
          <table:table-cell office:value-type="date" office:date-value="2017-11-19" calcext:value-type="date">
            <text:p>19/11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59, 2.60, 2.61, 2.62</text:p>
          </table:table-cell>
          <table:table-cell table:number-columns-repeated="19"/>
        </table:table-row>
        <table:table-row table:style-name="ro1">
          <table:table-cell office:value-type="date" office:date-value="2017-11-18" calcext:value-type="date">
            <text:p>18/11/17</text:p>
          </table:table-cell>
          <table:table-cell table:style-name="ce6" table:formula="of:=SUM(90/60 + 90/60)" office:value-type="float" office:value="3" calcext:value-type="float">
            <text:p>3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57, E. 2.58</text:p>
          </table:table-cell>
          <table:table-cell table:number-columns-repeated="19"/>
        </table:table-row>
        <table:table-row table:style-name="ro1">
          <table:table-cell office:value-type="date" office:date-value="2017-11-17" calcext:value-type="date">
            <text:p>17/11/17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53, E.2.54, 2.55, 2.56, </text:p>
          </table:table-cell>
          <table:table-cell table:number-columns-repeated="19"/>
        </table:table-row>
        <table:table-row table:style-name="ro1">
          <table:table-cell office:value-type="date" office:date-value="2017-11-08" calcext:value-type="date">
            <text:p>08/11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50, 2.51, 2.52</text:p>
          </table:table-cell>
          <table:table-cell table:number-columns-repeated="19"/>
        </table:table-row>
        <table:table-row table:style-name="ro1">
          <table:table-cell office:value-type="date" office:date-value="2017-11-07" calcext:value-type="date">
            <text:p>07/11/17</text:p>
          </table:table-cell>
          <table:table-cell table:style-name="ce6" table:formula="of:=SUM(15/60 + 45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6, 2.47, 2.48, 2.49</text:p>
          </table:table-cell>
          <table:table-cell table:number-columns-repeated="19"/>
        </table:table-row>
        <table:table-row table:style-name="ro1">
          <table:table-cell office:value-type="date" office:date-value="2017-11-06" calcext:value-type="date">
            <text:p>06/11/17</text:p>
          </table:table-cell>
          <table:table-cell table:style-name="ce6" table:formula="of:=SUM(25/60)" office:value-type="float" office:value="0.416666666666667" calcext:value-type="float">
            <text:p>0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5,</text:p>
          </table:table-cell>
          <table:table-cell table:number-columns-repeated="19"/>
        </table:table-row>
        <table:table-row table:style-name="ro1">
          <table:table-cell office:value-type="date" office:date-value="2017-11-04" calcext:value-type="date">
            <text:p>04/11/17</text:p>
          </table:table-cell>
          <table:table-cell table:style-name="ce6" table:formula="of:=SUM(70/60 + 60/60 + 20/60)" office:value-type="float" office:value="2.5" calcext:value-type="float">
            <text:p>2.5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3A, E. 2.44</text:p>
          </table:table-cell>
          <table:table-cell table:number-columns-repeated="19"/>
        </table:table-row>
        <table:table-row table:style-name="ro1">
          <table:table-cell office:value-type="date" office:date-value="2017-11-03" calcext:value-type="date">
            <text:p>03/11/17</text:p>
          </table:table-cell>
          <table:table-cell table:style-name="ce6" table:formula="of:=SUM(120/60 + 20/60)" office:value-type="float" office:value="2.33333333333333" calcext:value-type="float">
            <text:p>2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2, E. 2.43</text:p>
          </table:table-cell>
          <table:table-cell table:number-columns-repeated="19"/>
        </table:table-row>
        <table:table-row table:style-name="ro1">
          <table:table-cell office:value-type="date" office:date-value="2017-11-02" calcext:value-type="date">
            <text:p>02/11/17</text:p>
          </table:table-cell>
          <table:table-cell table:style-name="ce6" table:formula="of:=SUM(65/60)" office:value-type="float" office:value="1.08333333333333" calcext:value-type="float">
            <text:p>1.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0, F. 2.41</text:p>
          </table:table-cell>
          <table:table-cell table:number-columns-repeated="19"/>
        </table:table-row>
        <table:table-row table:style-name="ro1">
          <table:table-cell office:value-type="date" office:date-value="2017-10-29" calcext:value-type="date">
            <text:p>29/10/17</text:p>
          </table:table-cell>
          <table:table-cell table:formula="of:=SUM(30/60 + 6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35, 2.36, 2.37, 2.38, 2.39</text:p>
          </table:table-cell>
          <table:table-cell table:number-columns-repeated="19"/>
        </table:table-row>
        <table:table-row table:style-name="ro1">
          <table:table-cell office:value-type="date" office:date-value="2017-10-28" calcext:value-type="date">
            <text:p>28/10/17</text:p>
          </table:table-cell>
          <table:table-cell table:style-name="ce6" table:formula="of:=SUM(35/60 + 30/60 + 20/60 + 40/60 + 20/60 + 30/60)" office:value-type="float" office:value="2.91666666666667" calcext:value-type="float">
            <text:p>2.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9, 2.20, 2.21, 2.22, 2.23, 2.24, 2.25, 2.26, 2.27, 2.28, F. 2.29, E. 2.30, 2.31, F. 2.32, E. 2.33, 2.34</text:p>
          </table:table-cell>
          <table:table-cell table:number-columns-repeated="19"/>
        </table:table-row>
        <table:table-row table:style-name="ro1">
          <table:table-cell office:value-type="date" office:date-value="2017-10-27" calcext:value-type="date">
            <text:p>27/10/17</text:p>
          </table:table-cell>
          <table:table-cell table:style-name="ce6" table:formula="of:=SUM(20/60 + 25/60 + 25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3, 2.14, 2.15, Ch. 2.2.1, E. 2.17, 2.18,</text:p>
          </table:table-cell>
          <table:table-cell table:number-columns-repeated="19"/>
        </table:table-row>
        <table:table-row table:style-name="ro1">
          <table:table-cell office:value-type="date" office:date-value="2017-10-26" calcext:value-type="date">
            <text:p>26/10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0, 2.11, 2.12</text:p>
          </table:table-cell>
          <table:table-cell table:number-columns-repeated="19"/>
        </table:table-row>
        <table:table-row table:style-name="ro1">
          <table:table-cell office:value-type="date" office:date-value="2017-10-25" calcext:value-type="date">
            <text:p>25/10/17</text:p>
          </table:table-cell>
          <table:table-cell table:style-name="ce6" table:formula="of:=SUM(20/60)" office:value-type="float" office:value="0.333333333333333" calcext:value-type="float">
            <text:p>0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9</text:p>
          </table:table-cell>
          <table:table-cell table:number-columns-repeated="19"/>
        </table:table-row>
        <table:table-row table:style-name="ro1">
          <table:table-cell office:value-type="date" office:date-value="2017-10-24" calcext:value-type="date">
            <text:p>24/10/17</text:p>
          </table:table-cell>
          <table:table-cell table:style-name="ce6" table:formula="of:=SUM(23/60)" office:value-type="float" office:value="0.383333333333333" calcext:value-type="float">
            <text:p>0.4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2.1.4, E. 2.7, 2.8</text:p>
          </table:table-cell>
          <table:table-cell table:number-columns-repeated="19"/>
        </table:table-row>
        <table:table-row table:style-name="ro1">
          <table:table-cell office:value-type="date" office:date-value="2017-10-23" calcext:value-type="date">
            <text:p>23/10/17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6</text:p>
          </table:table-cell>
          <table:table-cell table:number-columns-repeated="19"/>
        </table:table-row>
        <table:table-row table:style-name="ro1">
          <table:table-cell office:value-type="date" office:date-value="2017-10-19" calcext:value-type="date">
            <text:p>19/10/17</text:p>
          </table:table-cell>
          <table:table-cell table:style-name="ce6" table:formula="of:=SUM(60/60 + 35/60 + 40/60)" office:value-type="float" office:value="2.25" calcext:value-type="float">
            <text:p>2.3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2B, E. 2.3, Ch. 2.1.3, E. 2.4, 2.5</text:p>
          </table:table-cell>
          <table:table-cell table:number-columns-repeated="19"/>
        </table:table-row>
        <table:table-row table:style-name="ro1">
          <table:table-cell office:value-type="date" office:date-value="2017-10-18" calcext:value-type="date">
            <text:p>18/10/17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2.1.1, E. 2.1, 2.2</text:p>
          </table:table-cell>
          <table:table-cell table:number-columns-repeated="19"/>
        </table:table-row>
        <table:table-row table:style-name="ro1">
          <table:table-cell office:value-type="date" office:date-value="2017-10-17" calcext:value-type="date">
            <text:p>17/10/17</text:p>
          </table:table-cell>
          <table:table-cell table:style-name="ce6" table:formula="of:=SUM(45/60 + 60/60)" office:value-type="float" office:value="1.75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1.45, F. 1.46</text:p>
          </table:table-cell>
          <table:table-cell table:number-columns-repeated="5"/>
          <table:table-cell table:style-name="ce11" table:formula="of:=SUM([.B27:.B57])" office:value-type="float" office:value="40.6333333333333" calcext:value-type="float">
            <text:p>41</text:p>
          </table:table-cell>
          <table:table-cell table:number-columns-repeated="13"/>
        </table:table-row>
        <table:table-row table:style-name="ro1">
          <table:table-cell office:value-type="date" office:date-value="2017-10-16" calcext:value-type="date">
            <text:p>16/10/17</text:p>
          </table:table-cell>
          <table:table-cell table:style-name="ce6" table:formula="of:=SUM(30/60)" office:value-type="float" office:value="0.5" calcext:value-type="float">
            <text:p>0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.41, 1.42, 1.43, 1.44</text:p>
          </table:table-cell>
          <table:table-cell table:number-columns-repeated="5"/>
          <table:table-cell table:style-name="ce11" table:formula="of:=SUM([.B58:.B85])" office:value-type="float" office:value="40.45" calcext:value-type="float">
            <text:p>40</text:p>
          </table:table-cell>
          <table:table-cell table:number-columns-repeated="13"/>
        </table:table-row>
        <table:table-row table:style-name="ro1">
          <table:table-cell office:value-type="date" office:date-value="2017-10-15" calcext:value-type="date">
            <text:p>15/10/17</text:p>
          </table:table-cell>
          <table:table-cell table:style-name="ce6" table:formula="of:=SUM(35/60)" office:value-type="float" office:value="0.583333333333333" calcext:value-type="float">
            <text:p>0.6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4, E. 1.40</text:p>
          </table:table-cell>
          <table:table-cell table:number-columns-repeated="19"/>
        </table:table-row>
        <table:table-row table:style-name="ro1">
          <table:table-cell office:value-type="date" office:date-value="2017-10-11" calcext:value-type="date">
            <text:p>11/10/17</text:p>
          </table:table-cell>
          <table:table-cell table:style-name="ce6" table:formula="of:=SUM(50/60 + 50/60)" office:value-type="float" office:value="1.66666666666667" calcext:value-type="float">
            <text:p>1.7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2, E. 1.34, Ch. 1.3.3, E. 1.35, 1.36, 1.37, 1.38, 1.39</text:p>
          </table:table-cell>
          <table:table-cell table:number-columns-repeated="19"/>
        </table:table-row>
        <table:table-row table:style-name="ro1">
          <table:table-cell office:value-type="date" office:date-value="2017-10-10" calcext:value-type="date">
            <text:p>10/10/17</text:p>
          </table:table-cell>
          <table:table-cell table:style-name="ce6" table:formula="of:=SUM(50/60 + 90/60 + 20/60)" office:value-type="float" office:value="2.66666666666667" calcext:value-type="float">
            <text:p>2.7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1, E. 1.29, 1.30, 1.31, 1.32, 1.33</text:p>
          </table:table-cell>
          <table:table-cell table:number-columns-repeated="19"/>
        </table:table-row>
        <table:table-row table:style-name="ro1">
          <table:table-cell office:value-type="date" office:date-value="2017-10-09" calcext:value-type="date">
            <text:p>09/10/17</text:p>
          </table:table-cell>
          <table:table-cell table:style-name="ce6" table:formula="of:=SUM(35/60 + 1 + 2)" office:value-type="float" office:value="3.58333333333333" calcext:value-type="float">
            <text:p>3.6</text:p>
          </table:table-cell>
          <table:table-cell office:value-type="string" calcext:value-type="string">
            <text:p>E, watched lectures</text:p>
          </table:table-cell>
          <table:table-cell office:value-type="string" calcext:value-type="string">
            <text:p>E. 1.25, 1.26, 1.27, 1.28, lecture 1B, 2A</text:p>
          </table:table-cell>
          <table:table-cell table:number-columns-repeated="19"/>
        </table:table-row>
        <table:table-row table:style-name="ro1">
          <table:table-cell office:value-type="date" office:date-value="2017-10-07" calcext:value-type="date">
            <text:p>07/10/17</text:p>
          </table:table-cell>
          <table:table-cell table:style-name="ce6" table:formula="of:=SUM(5/6 + 1/2)" office:value-type="float" office:value="1.33333333333333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1.21, 1.22, 1.23, 1.24</text:p>
          </table:table-cell>
          <table:table-cell table:number-columns-repeated="19"/>
        </table:table-row>
        <table:table-row table:style-name="ro1">
          <table:table-cell office:value-type="date" office:date-value="2017-10-06" calcext:value-type="date">
            <text:p>06/10/17</text:p>
          </table:table-cell>
          <table:table-cell table:style-name="ce6" table:formula="of:=SUM(1 + 1/3)" office:value-type="float" office:value="1.33333333333333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 1.19, E. 1.20</text:p>
          </table:table-cell>
          <table:table-cell table:number-columns-repeated="19"/>
        </table:table-row>
        <table:table-row table:style-name="ro1">
          <table:table-cell office:value-type="date" office:date-value="2017-10-05" calcext:value-type="date">
            <text:p>05/10/17</text:p>
          </table:table-cell>
          <table:table-cell table:style-name="ce6" table:formula="of:=SUM(45/60 + 20/60)" office:value-type="float" office:value="1.08333333333333" calcext:value-type="float">
            <text:p>1.1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3, E. 1.16, 1.17, 1.18</text:p>
          </table:table-cell>
          <table:table-cell table:number-columns-repeated="19"/>
        </table:table-row>
        <table:table-row table:style-name="ro1">
          <table:table-cell office:value-type="date" office:date-value="2017-10-04" calcext:value-type="date">
            <text:p>04/10/17</text:p>
          </table:table-cell>
          <table:table-cell table:style-name="ce6" office:value-type="float" office:value="1.75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x. 1.13, F. 1.14, 1.15</text:p>
          </table:table-cell>
          <table:table-cell table:number-columns-repeated="19"/>
        </table:table-row>
        <table:table-row table:style-name="ro1">
          <table:table-cell office:value-type="date" office:date-value="2017-09-17" calcext:value-type="date">
            <text:p>17/09/1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2, </text:p>
          </table:table-cell>
          <table:table-cell table:number-columns-repeated="19"/>
        </table:table-row>
        <table:table-row table:style-name="ro1">
          <table:table-cell office:value-type="date" office:date-value="2017-09-14" calcext:value-type="date">
            <text:p>14/09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1, ex. 1.9, 1.10</text:p>
          </table:table-cell>
          <table:table-cell table:number-columns-repeated="19"/>
        </table:table-row>
        <table:table-row table:style-name="ro1">
          <table:table-cell office:value-type="date" office:date-value="2017-09-13" calcext:value-type="date">
            <text:p>13/09/17</text:p>
          </table:table-cell>
          <table:table-cell table:style-name="ce6" office:value-type="float" office:value="3" calcext:value-type="float">
            <text:p>3.0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1, ex. 1.1 – 1.8</text:p>
          </table:table-cell>
          <table:table-cell table:number-columns-repeated="19"/>
        </table:table-row>
        <table:table-row table:style-name="ro1">
          <table:table-cell table:style-name="ce4" office:value-type="string" calcext:value-type="string">
            <text:p>BEGAN OVER AGAIN</text:p>
          </table:table-cell>
          <table:table-cell table:style-name="ce7" table:number-columns-repeated="3"/>
          <table:table-cell table:number-columns-repeated="19"/>
        </table:table-row>
        <table:table-row table:style-name="ro1">
          <table:table-cell office:value-type="date" office:date-value="2017-06-16" calcext:value-type="date">
            <text:p>16/06/17</text:p>
          </table:table-cell>
          <table:table-cell table:style-name="ce6" table:formula="of:=SUM(2 + 14/60)" office:value-type="float" office:value="2.23333333333333" calcext:value-type="float">
            <text:p>2.2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8</text:p>
          </table:table-cell>
          <table:table-cell table:number-columns-repeated="19"/>
        </table:table-row>
        <table:table-row table:style-name="ro1">
          <table:table-cell office:value-type="date" office:date-value="2017-06-15" calcext:value-type="date">
            <text:p>15/06/17</text:p>
          </table:table-cell>
          <table:table-cell table:style-name="ce6" table:formula="of:=SUM( 1 + 1/3)" office:value-type="float" office:value="1.33333333333333" calcext:value-type="float">
            <text:p>1.3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5, 1.26, 1.27</text:p>
          </table:table-cell>
          <table:table-cell table:number-columns-repeated="19"/>
        </table:table-row>
        <table:table-row table:style-name="ro1">
          <table:table-cell office:value-type="date" office:date-value="2017-06-14" calcext:value-type="date">
            <text:p>14/06/17</text:p>
          </table:table-cell>
          <table:table-cell table:style-name="ce6" office:value-type="float" office:value="2.1" calcext:value-type="float">
            <text:p>2.1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22, 1.23, 1.24</text:p>
          </table:table-cell>
          <table:table-cell table:number-columns-repeated="19"/>
        </table:table-row>
        <table:table-row table:style-name="ro1">
          <table:table-cell office:value-type="date" office:date-value="2017-06-12" calcext:value-type="date">
            <text:p>12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0, read 1.2.6, ex. 1.21</text:p>
          </table:table-cell>
          <table:table-cell table:number-columns-repeated="19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17, 1.18, 1.19</text:p>
          </table:table-cell>
          <table:table-cell table:number-columns-repeated="19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table:formula="of:=SUM(5/6)" office:value-type="float" office:value="0.833333333333333" calcext:value-type="float">
            <text:p>0.8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Berkeley: 1: Functional programming 1, ex. 1.16</text:p>
          </table:table-cell>
          <table:table-cell table:number-columns-repeated="19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ead 1.2.3, ex. 1.14, 1.15, read 1.2.4</text:p>
          </table:table-cell>
          <table:table-cell table:number-columns-repeated="19"/>
        </table:table-row>
        <table:table-row table:style-name="ro1">
          <table:table-cell office:value-type="date" office:date-value="2017-06-10" calcext:value-type="date">
            <text:p>10/06/17</text:p>
          </table:table-cell>
          <table:table-cell table:style-name="ce6" table:formula="of:=SUM(1.5 + 1/6)" office:value-type="float" office:value="1.66666666666667" calcext:value-type="float">
            <text:p>1.7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ead 1.2.2, ex. 1.11, 1.12, 1.13</text:p>
          </table:table-cell>
          <table:table-cell table:number-columns-repeated="19"/>
        </table:table-row>
        <table:table-row table:style-name="ro1">
          <table:table-cell office:value-type="date" office:date-value="2017-06-09" calcext:value-type="date">
            <text:p>09/06/17</text:p>
          </table:table-cell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7, 1.8, read ch. 1.2.1, ex 1.9, 1.10</text:p>
          </table:table-cell>
          <table:table-cell table:number-columns-repeated="19"/>
        </table:table-row>
        <table:table-row table:style-name="ro1">
          <table:table-cell office:value-type="date" office:date-value="2017-06-08" calcext:value-type="date">
            <text:p>08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1.6, figured out tiny bit of Edwin editor</text:p>
          </table:table-cell>
          <table:table-cell table:number-columns-repeated="19"/>
        </table:table-row>
        <table:table-row table:style-name="ro1">
          <table:table-cell office:value-type="date" office:date-value="2017-06-06" calcext:value-type="date">
            <text:p>06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1B: Procedures and Processes; Substitution Model</text:p>
          </table:table-cell>
          <table:table-cell table:number-columns-repeated="19"/>
        </table:table-row>
        <table:table-row table:style-name="ro1">
          <table:table-cell office:value-type="date" office:date-value="2017-06-05" calcext:value-type="date">
            <text:p>05/06/17</text:p>
          </table:table-cell>
          <table:table-cell table:style-name="ce6" table:formula="of:=SUM( 1 + 12/60)" office:value-type="float" office:value="1.2" calcext:value-type="float">
            <text:p>1.2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1A: Overview and Introduction to Lisp</text:p>
          </table:table-cell>
          <table:table-cell table:number-columns-repeated="19"/>
        </table:table-row>
        <table:table-row table:style-name="ro1">
          <table:table-cell office:value-type="date" office:date-value="2017-06-05" calcext:value-type="date">
            <text:p>05/06/17</text:p>
          </table:table-cell>
          <table:table-cell table:style-name="ce6" table:formula="of:=SUM(5/6)" office:value-type="float" office:value="0.833333333333333" calcext:value-type="float">
            <text:p>0.8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3, 1.4, 1.5. Read ch. 1.7</text:p>
          </table:table-cell>
          <table:table-cell table:number-columns-repeated="19"/>
        </table:table-row>
        <table:table-row table:style-name="ro1">
          <table:table-cell office:value-type="date" office:date-value="2017-06-03" calcext:value-type="date">
            <text:p>03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Ch[1.0, 1.6] + ex 1.1 &amp; 1.2</text:p>
          </table:table-cell>
          <table:table-cell table:number-columns-repeated="19"/>
        </table:table-row>
        <table:table-row table:style-name="ro1" table:number-rows-repeated="268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/>
    </number:date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number-style style:name="N129">
      <number:number number:decimal-places="1" number:min-integer-digits="1"/>
    </number:number-style>
    <number:number-style style:name="N130">
      <number:number number:decimal-places="11" number:min-integer-digits="1"/>
    </number:number-style>
    <number:number-style style:name="N131">
      <number:number number:decimal-places="10" number:min-integer-digits="1"/>
    </number:number-style>
    <number:number-style style:name="N132">
      <number:number number:decimal-places="12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00/00/0000</text:date>, <text:time style:data-style-name="N2" text:time-value="11:08:16.2405445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19:17:43.783822044</meta:creation-date>
    <dc:date>2018-01-28T12:27:09.071891600</dc:date>
    <meta:editing-duration>P30DT5H41M42S</meta:editing-duration>
    <meta:editing-cycles>577</meta:editing-cycles>
    <meta:generator>LibreOffice/4.2.8.2$Linux_X86_64 LibreOffice_project/420m0$Build-2</meta:generator>
    <meta:document-statistic meta:table-count="1" meta:cell-count="349" meta:object-count="0"/>
  </office:meta>
</office:document-meta>
</file>